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444b6" officeooo:paragraph-rsid="000444b6"/>
    </style:style>
    <style:style style:name="P2" style:family="paragraph" style:parent-style-name="Standard">
      <style:paragraph-properties fo:text-align="center" style:justify-single-word="false"/>
      <style:text-properties officeooo:rsid="000444b6" officeooo:paragraph-rsid="000444b6"/>
    </style:style>
    <style:style style:name="P3" style:family="paragraph" style:parent-style-name="Standard">
      <style:text-properties fo:font-style="italic" officeooo:rsid="000444b6" officeooo:paragraph-rsid="000444b6" style:font-style-asian="italic" style:font-style-complex="italic"/>
    </style:style>
    <style:style style:name="P4" style:family="paragraph" style:parent-style-name="Standard" style:list-style-name="L1">
      <style:text-properties officeooo:rsid="00048e4b" officeooo:paragraph-rsid="00048e4b"/>
    </style:style>
    <style:style style:name="P5" style:family="paragraph" style:parent-style-name="Standard">
      <style:text-properties officeooo:rsid="00048e4b" officeooo:paragraph-rsid="00048e4b"/>
    </style:style>
    <style:style style:name="P6" style:family="paragraph" style:parent-style-name="Standard">
      <style:text-properties officeooo:rsid="00060bc5" officeooo:paragraph-rsid="00060bc5"/>
    </style:style>
    <style:style style:name="P7" style:family="paragraph" style:parent-style-name="Standard">
      <style:text-properties officeooo:rsid="00075421" officeooo:paragraph-rsid="00075421"/>
    </style:style>
    <style:style style:name="P8" style:family="paragraph" style:parent-style-name="Standard">
      <style:text-properties officeooo:rsid="00075421" officeooo:paragraph-rsid="00087f80"/>
    </style:style>
    <style:style style:name="P9" style:family="paragraph" style:parent-style-name="Standard">
      <style:text-properties officeooo:rsid="00087f80" officeooo:paragraph-rsid="00087f80"/>
    </style:style>
    <style:style style:name="P10" style:family="paragraph" style:parent-style-name="Standard">
      <style:text-properties officeooo:rsid="00087f80" officeooo:paragraph-rsid="000966a3"/>
    </style:style>
    <style:style style:name="P11" style:family="paragraph" style:parent-style-name="Heading_20_3">
      <style:paragraph-properties fo:break-before="page"/>
    </style:style>
    <style:style style:name="T1" style:family="text">
      <style:text-properties officeooo:rsid="00048e4b"/>
    </style:style>
    <style:style style:name="T2" style:family="text">
      <style:text-properties officeooo:rsid="00060bc5"/>
    </style:style>
    <style:style style:name="T3" style:family="text">
      <style:text-properties fo:font-size="10pt" style:font-size-asian="10pt" style:font-size-complex="10pt"/>
    </style:style>
    <style:style style:name="T4" style:family="text">
      <style:text-properties style:text-position="super 58%"/>
    </style:style>
    <style:style style:name="T5" style:family="text">
      <style:text-properties officeooo:rsid="00087f80"/>
    </style:style>
    <style:style style:name="T6" style:family="text">
      <style:text-properties officeooo:rsid="000966a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Joker</text:p>
      <text:p text:style-name="P2">by Sven Nilsen, 2021</text:p>
      <text:p text:style-name="P1"/>
      <text:p text:style-name="P3">In this paper I discuss the idea of a mathematical universe where messages are not taken seriously.</text:p>
      <text:p text:style-name="P1"/>
      <text:p text:style-name="P1">In the paper “Catuṣkoṭi Communication”<text:span text:style-name="T4"><text:reference-ref text:reference-format="text" text:ref-name="catuskoti communication">[1]</text:reference-ref></text:span>, Daniel Fischer and I dis<text:span text:style-name="T1">cussed the idea of combining two mathematical universes, called The Normal and The Joker respectively, having different bias concerning error correction of messages.</text:span></text:p>
      <text:p text:style-name="P1"/>
      <text:list xml:id="list4993417725826192099" text:style-name="L1">
        <text:list-item>
          <text:p text:style-name="P4">The Normal – a mathematical universe where messages are expected to be true</text:p>
        </text:list-item>
        <text:list-item>
          <text:p text:style-name="P4">The Joker – a mathematical universe where messages are expected to be false</text:p>
        </text:list-item>
      </text:list>
      <text:p text:style-name="P5"/>
      <text:p text:style-name="P5">Inside The Normal communication, one does not need to communicate that the next message is meant to be taken seriously, because this is the default mode of communication. When a joke is communicated, one can signify that it is a joke. Since jokes are rare, <text:span text:style-name="T2">this does not lead to overhead.</text:span></text:p>
      <text:p text:style-name="P5"/>
      <text:p text:style-name="P6">Inside The Joker communication, one does not need to communicate that the next message is meant to be taken as a joke, because this is the default mode of communication. When something serious is communicated, one can signify that it is a serious message. Since serious messages are rare, this does not lead to overhead.</text:p>
      <text:p text:style-name="P6"/>
      <text:p text:style-name="P6">One can observe that The Normal and The Joker are kind of mirrors of each other. This mirror effect is also exploited in The Joker, by turning things that are obvious in The Normal into jokes.</text:p>
      <text:p text:style-name="P6"/>
      <text:p text:style-name="P7">For example:</text:p>
      <text:p text:style-name="P6"/>
      <text:p text:style-name="P6"><text:tab/>1 + 1 = 3</text:p>
      <text:p text:style-name="P6"/>
      <text:p text:style-name="P7">This is a “joke” because in The Normal, `1 + 1 = 2`.<text:line-break/><text:span text:style-name="T5">I</text:span>t is only possible to joke about it because everyone knows what it is really supposed to be.</text:p>
      <text:p text:style-name="P7"/>
      <text:p text:style-name="P9">However, the following is not a “joke”, because it is entirely non-obvious without using a calculator:</text:p>
      <text:p text:style-name="P7"/>
      <text:p text:style-name="P8"><text:tab/><text:span text:style-name="T5">230909230 * 48998239 – 38982109217 = 11314106656736753</text:span></text:p>
      <text:p text:style-name="P8"/>
      <text:p text:style-name="P9">Since it could be interpreted seriously, one might think that there was an error. Either somebody forgot to signify that this is a serious calculation and made a mistake, or they made an mistake on purpose but is not able to communicate clearly that this is a joke.</text:p>
      <text:p text:style-name="P8"/>
      <text:p text:style-name="P10">The Joker is an important mathematical universe because ideas have to be “refined” in order to make jokes. When something is obviously false, it is a proof that there is something deeper beneath, beyond what is being communicated. The Joker can be used to point to something deeper in mathematics, when <text:span text:style-name="T6">otherwise </text:span>communicating using The Normal is insufficient to capture the <text:span text:style-name="T6">essense of the </text:span>idea. </text:p>
      <text:p text:style-name="P10"/>
      <text:p text:style-name="P10"><text:span text:style-name="T6">Developing The Joker for some field of mathematics might be just as important as the field itself, because it contains a lot of valuable information about what are the core ideas of that field.</text:span></text:p>
      <text:h text:style-name="P11" text:outline-level="3">References:</text:h>
      <text:p text:style-name="P6"/>
      <text:p text:style-name="P6"><text:reference-mark-start text:name="catuskoti communication"/>[1]<text:reference-mark-end text:name="catuskoti communication"/><text:tab/>“Catuṣkoṭi Communication”</text:p>
      <text:p text:style-name="P6"><text:tab/>Daniel Fischer, Sven Nilsen, 2021</text:p>
      <text:p text:style-name="P6"><text:tab/><text:a xlink:type="simple" xlink:href="https://github.com/advancedresearch/path_semantics/blob/master/papers-wip/catuskoti-communication.pdf" text:style-name="Internet_20_link" text:visited-style-name="Visited_20_Internet_20_Link"><text:span text:style-name="T3">https://github.com/advancedresearch/path_semantics/blob/master/papers-wip/catuskoti-communication.pdf</text:span></text:a></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5T20:53:00.464040000</meta:creation-date>
    <dc:date>2021-06-15T21:47:15.282831000</dc:date>
    <meta:editing-duration>PT2M12S</meta:editing-duration>
    <meta:editing-cycles>1</meta:editing-cycles>
    <meta:document-statistic meta:table-count="0" meta:image-count="0" meta:object-count="0" meta:page-count="2" meta:paragraph-count="21" meta:word-count="440" meta:character-count="2667" meta:non-whitespace-character-count="2242"/>
    <meta:generator>LibreOffice/5.1.2.2$MacOSX_X86_64 LibreOffice_project/d3bf12ecb743fc0d20e0be0c58ca359301eb705f</meta:generator>
  </office:meta>
</office:document-meta>
</file>